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5c245" draw:fill="solid" draw:fill-color="#000000" draw:textarea-horizontal-align="justify" draw:textarea-vertical-align="middle" draw:auto-grow-height="false" fo:min-height="11.053cm" fo:min-width="16.137cm"/>
    </style:style>
    <style:style style:name="gr2" style:family="graphic" style:parent-style-name="objectwithoutfill">
      <style:graphic-properties draw:stroke="dash" draw:stroke-dash="Dashed_20__28_var_29_" svg:stroke-width="0.141cm" svg:stroke-color="#ffff00" draw:marker-start-width="0.41cm" draw:marker-end-width="0.41cm" draw:fill="none" draw:textarea-vertical-align="middle" fo:padding-top="0.194cm" fo:padding-bottom="0.194cm" fo:padding-left="0.319cm" fo:padding-right="0.319cm"/>
    </style:style>
    <style:style style:name="gr3" style:family="graphic" style:parent-style-name="objectwithoutfill">
      <style:graphic-properties svg:stroke-width="0.423cm" svg:stroke-color="#45c245" draw:marker-start-width="0.832cm" draw:marker-end-width="0.832cm" draw:fill="none" draw:textarea-vertical-align="middle" fo:padding-top="0.334cm" fo:padding-bottom="0.334cm" fo:padding-left="0.459cm" fo:padding-right="0.459cm"/>
    </style:style>
    <style:style style:name="gr4" style:family="graphic" style:parent-style-name="objectwithoutfill">
      <style:graphic-properties svg:stroke-width="0.423cm" svg:stroke-color="#ff6633" draw:marker-start-width="0.832cm" draw:marker-end-width="0.832cm" draw:fill="none" draw:textarea-vertical-align="middle" fo:padding-top="0.334cm" fo:padding-bottom="0.334cm" fo:padding-left="0.459cm" fo:padding-right="0.45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1.303cm" svg:x="1.17cm" svg:y="8.23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4cm" svg:y1="16.24cm" svg:x2="17.764cm" svg:y2="16.24cm">
          <text:p/>
        </draw:line>
        <draw:line draw:style-name="gr3" draw:text-style-name="P2" draw:layer="layout" svg:x1="2.651cm" svg:y1="11.922cm" svg:x2="7.096cm" svg:y2="15.986cm">
          <text:p/>
        </draw:line>
        <draw:line draw:style-name="gr3" draw:text-style-name="P2" draw:layer="layout" svg:x1="6.969cm" svg:y1="15.986cm" svg:x2="12.938cm" svg:y2="9.382cm">
          <text:p/>
        </draw:line>
        <draw:line draw:style-name="gr4" draw:text-style-name="P2" draw:layer="layout" svg:x1="7.858cm" svg:y1="15.986cm" svg:x2="11.033cm" svg:y2="12.43cm">
          <text:p/>
        </draw:line>
        <draw:line draw:style-name="gr4" draw:text-style-name="P2" draw:layer="layout" svg:x1="10.779cm" svg:y1="12.43cm" svg:x2="16.875cm" svg:y2="18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305cm" svg:stroke-color="#ff6633" draw:marker-start-width="0.66cm" draw:marker-end-width="0.66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Veillon</meta:initial-creator>
    <meta:creation-date>2019-06-13T22:24:42.287000000</meta:creation-date>
    <dc:date>2019-06-13T23:02:56.972000000</dc:date>
    <dc:creator>James Veillon</dc:creator>
    <meta:editing-duration>PT20M43S</meta:editing-duration>
    <meta:editing-cycles>9</meta:editing-cycles>
    <meta:generator>LibreOffice/6.0.4.2$Windows_X86_64 LibreOffice_project/9b0d9b32d5dcda91d2f1a96dc04c645c450872bf</meta:generator>
    <meta:document-statistic meta:object-count="6"/>
  </office:meta>
</office:document-meta>
</file>